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orig mesh scale</text:p>
          </table:table-cell>
          <table:table-cell office:value-type="float" office:value="0.0254" calcext:value-type="float">
            <text:p>0.02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arget width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arget lengt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ene_scale</text:p>
          </table:table-cell>
          <table:table-cell table:formula="of:=[.$F$5]/([.$C$15]*[.$F$3])" office:value-type="float" office:value="0.902652208826061" calcext:value-type="float">
            <text:p>0.902652208826061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5"/>
          <table:table-cell office:value-type="string" calcext:value-type="string">
            <text:p>lenth translate</text:p>
          </table:table-cell>
          <table:table-cell table:formula="of:=-[.$C$16]*[.$F$3]*[.$I$5]" office:value-type="float" office:value="-5.65198550990462" calcext:value-type="float">
            <text:p>-5.65198550990462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126.821" calcext:value-type="float">
            <text:p>126.821</text:p>
          </table:table-cell>
          <table:table-cell table:number-columns-repeated="4"/>
          <table:table-cell office:value-type="string" calcext:value-type="string">
            <text:p>width translate</text:p>
          </table:table-cell>
          <table:table-cell table:formula="of:=-[.$C$10]*[.$F$3]*[.$I$5]" office:value-type="float" office:value="-1.4158680300807" calcext:value-type="float">
            <text:p>-1.415868030080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float" office:value="-3.312" calcext:value-type="float">
            <text:p>-3.3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width</text:p>
          </table:table-cell>
          <table:table-cell table:formula="of:=[.C7]-[.C8]" office:value-type="float" office:value="130.133" calcext:value-type="float">
            <text:p>130.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center</text:p>
          </table:table-cell>
          <table:table-cell table:formula="of:=([.C7]+[.C8])/2" office:value-type="float" office:value="61.7545" calcext:value-type="float">
            <text:p>61.754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377.365" calcext:value-type="float">
            <text:p>377.3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float" office:value="115.669" calcext:value-type="float">
            <text:p>115.6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length</text:p>
          </table:table-cell>
          <table:table-cell table:formula="of:=[.C13]-[.C14]" office:value-type="float" office:value="261.696" calcext:value-type="float">
            <text:p>261.6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center</text:p>
          </table:table-cell>
          <table:table-cell table:formula="of:=([.C13]+[.C14])/2" office:value-type="float" office:value="246.517" calcext:value-type="float">
            <text:p>246.5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8:04.013312476</meta:creation-date>
    <dc:date>2024-03-28T12:04:08.222945113</dc:date>
    <meta:editing-duration>PT15M51S</meta:editing-duration>
    <meta:editing-cycles>5</meta:editing-cycles>
    <meta:generator>LibreOffice/7.3.7.2$Linux_X86_64 LibreOffice_project/30$Build-2</meta:generator>
    <meta:document-statistic meta:table-count="1" meta:cell-count="30" meta:object-count="0"/>
  </office:meta>
</office:document-meta>
</file>